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MathJax_AMS" svg:font-family="MathJax_AMS" style:font-pitch="variable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opacity="0%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051cm" svg:stroke-color="#000000" draw:marker-start-width="0.355cm" draw:marker-end-width="0.355cm" svg:stroke-opacity="10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ashed_20__28_var_29_" svg:stroke-width="0.102cm" draw:marker-start-width="0.508cm" draw:marker-end="Arrow" draw:marker-end-width="0.30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draw:stroke-dash="Dashed_20__28_var_29_" svg:stroke-width="0.102cm" draw:marker-start-width="0.508cm" draw:marker-end="Arrow_20_concave" draw:marker-end-width="0.508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center"/>
    </style:style>
    <style:style style:name="P2" style:family="paragraph">
      <style:text-properties style:font-name="MathJax_Main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3" style:family="paragraph">
      <style:paragraph-properties fo:text-align="center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4" style:family="paragraph">
      <style:text-properties style:font-name="Liberation Seri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" style:family="text">
      <style:text-properties style:font-name="MathJax_Main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Droid Sans Fallback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6.223cm" draw:transform="rotate (-0.66462137915944) translate (7.358cm 0.5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663cm" svg:y1="15.432cm" svg:x2="12.561cm" svg:y2="19.27cm">
          <text:p/>
        </draw:line>
        <draw:custom-shape draw:style-name="gr3" draw:text-style-name="P1" draw:layer="layout" svg:width="0.254cm" svg:height="0.254cm" draw:transform="rotate (-0.66462137915944) translate (11.258cm 18.0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54cm" svg:height="0.254cm" draw:transform="rotate (-0.66462137915944) translate (8.503cm 15.93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8.232cm" svg:y1="1.235cm" svg:x2="4.394cm" svg:y2="6.133cm">
          <text:p/>
        </draw:line>
        <draw:line draw:style-name="gr4" draw:text-style-name="P1" draw:layer="layout" svg:x1="10.991cm" svg:y1="3.397cm" svg:x2="7.153cm" svg:y2="8.295cm">
          <text:p/>
        </draw:line>
        <draw:custom-shape draw:style-name="gr5" draw:text-style-name="P1" draw:layer="layout" svg:width="6.223cm" svg:height="6.223cm" draw:transform="rotate (-0.66462137915944) translate (14.732cm 6.35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2.952cm" svg:y1="4.965cm" svg:x2="16.551cm" svg:y2="7.785cm">
          <text:p/>
        </draw:line>
        <draw:line draw:style-name="gr7" draw:text-style-name="P1" draw:layer="layout" svg:x1="13.078cm" svg:y1="13.453cm" svg:x2="11.003cm" svg:y2="16.142cm">
          <text:p/>
        </draw:line>
        <draw:line draw:style-name="gr7" draw:text-style-name="P1" draw:layer="layout" svg:x1="11.288cm" svg:y1="7.319cm" svg:x2="13.287cm" svg:y2="8.886cm">
          <text:p/>
        </draw:line>
        <draw:line draw:style-name="gr7" draw:text-style-name="P1" draw:layer="layout" svg:x1="6.816cm" svg:y1="8.77cm" svg:x2="8.52cm" svg:y2="13.916cm">
          <text:p/>
        </draw:line>
        <draw:custom-shape draw:style-name="gr3" draw:text-style-name="P1" draw:layer="layout" svg:width="0.254cm" svg:height="0.254cm" draw:transform="rotate (-0.66462137915944) translate (17.169cm 8.10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7.196cm" svg:y1="8.291cm" svg:x2="11.794cm" svg:y2="11.932cm">
          <text:p/>
        </draw:line>
        <draw:line draw:style-name="gr4" draw:text-style-name="P1" draw:layer="layout" svg:x1="17.151cm" svg:y1="8.255cm" svg:x2="14.553cm" svg:y2="14.095cm">
          <text:p/>
        </draw:line>
        <draw:frame draw:style-name="gr8" draw:text-style-name="P2" draw:layer="layout" svg:width="4.445cm" svg:height="2.79cm" svg:x="17.256cm" svg:y="7.354cm">
          <draw:text-box>
            <text:p text:style-name="P2"><text:span text:style-name="T1">q</text:span></text:p>
          </draw:text-box>
        </draw:frame>
        <draw:frame draw:style-name="gr8" draw:text-style-name="P4" draw:layer="layout" svg:width="4.445cm" svg:height="2.79cm" draw:transform="rotate (0.947190185057323) translate (10.779cm 16.262cm)">
          <draw:text-box>
            <text:p text:style-name="P3"><text:span text:style-name="T2">π</text:span></text:p>
          </draw:text-box>
        </draw:frame>
        <draw:frame draw:style-name="gr8" draw:text-style-name="P2" draw:layer="layout" svg:width="4.445cm" svg:height="2.79cm" svg:x="17.257cm" svg:y="7.354cm">
          <draw:text-box>
            <text:p text:style-name="P2"><text:span text:style-name="T1">q</text:span></text:p>
          </draw:text-box>
        </draw:frame>
        <draw:frame draw:style-name="gr8" draw:text-style-name="P2" draw:layer="layout" svg:width="4.445cm" svg:height="2.79cm" svg:x="17.257cm" svg:y="7.354cm">
          <draw:text-box>
            <text:p text:style-name="P2"><text:span text:style-name="T1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MathJax_AMS" svg:font-family="MathJax_AMS" style:font-pitch="variable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Robinett</meta:initial-creator>
    <meta:creation-date>2018-07-23T13:18:20.723942444</meta:creation-date>
    <dc:date>2018-07-23T14:03:18.005818595</dc:date>
    <dc:creator>Ryan Robinett</dc:creator>
    <meta:editing-duration>PT37M30S</meta:editing-duration>
    <meta:editing-cycles>8</meta:editing-cycles>
    <meta:generator>LibreOffice/4.2.8.2$Linux_X86_64 LibreOffice_project/420m0$Build-2</meta:generator>
    <meta:document-statistic meta:object-count="18"/>
  </office:meta>
</office:document-meta>
</file>